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1.78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4cm" fo:min-width="0.70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2.0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Text_20_A4">
      <style:graphic-properties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Arrow_20_Line">
      <style:graphic-properties draw:stroke="none" svg:stroke-color="#000000" draw:fill="none" draw:fill-color="#ffffff" fo:min-height="1.905cm"/>
      <style:paragraph-properties style:writing-mode="lr-tb"/>
    </style:style>
    <style:style style:name="gr8" style:family="graphic" style:parent-style-name="Arrow_20_Line">
      <style:graphic-properties draw:textarea-horizontal-align="justify" draw:textarea-vertical-align="middle" draw:auto-grow-height="false" fo:min-height="3.302cm" fo:min-width="5.334cm"/>
      <style:paragraph-properties style:writing-mode="lr-tb"/>
    </style:style>
    <style:style style:name="gr9" style:family="graphic" style:parent-style-name="Arrow_20_Line">
      <style:graphic-properties draw:textarea-horizontal-align="justify" draw:textarea-vertical-align="middle" draw:auto-grow-height="false" fo:min-height="2.159cm" fo:min-width="4.318cm"/>
      <style:paragraph-properties style:writing-mode="lr-tb"/>
    </style:style>
    <style:style style:name="gr10" style:family="graphic" style:parent-style-name="Arrow_20_Line">
      <style:graphic-properties draw:textarea-horizontal-align="justify" draw:textarea-vertical-align="middle" draw:auto-grow-height="false" fo:min-height="2.159cm" fo:min-width="4.826cm"/>
      <style:paragraph-properties style:writing-mode="lr-tb"/>
    </style:style>
    <style:style style:name="gr11" style:family="graphic" style:parent-style-name="Arrow_20_Line">
      <style:graphic-properties draw:textarea-horizontal-align="justify" draw:textarea-vertical-align="middle" draw:auto-grow-height="false" fo:min-height="2.159cm" fo:min-width="6.096cm"/>
      <style:paragraph-properties style:writing-mode="lr-tb"/>
    </style:style>
    <style:style style:name="gr12" style:family="graphic" style:parent-style-name="Arrow_20_Line">
      <style:graphic-properties draw:textarea-horizontal-align="justify" draw:textarea-vertical-align="middle" draw:auto-grow-height="false" fo:min-height="2.159cm" fo:min-width="4.445cm"/>
      <style:paragraph-properties style:writing-mode="lr-tb"/>
    </style:style>
    <style:style style:name="gr13" style:family="graphic" style:parent-style-name="Arrow_20_Line">
      <style:graphic-properties draw:textarea-horizontal-align="justify" draw:textarea-vertical-align="middle" draw:auto-grow-height="false" fo:min-height="2.159cm" fo:min-width="8.382cm"/>
      <style:paragraph-properties style:writing-mode="lr-tb"/>
    </style:style>
    <style:style style:name="gr14" style:family="graphic" style:parent-style-name="Arrow_20_Line">
      <style:graphic-properties draw:textarea-horizontal-align="justify" draw:textarea-vertical-align="middle" draw:auto-grow-height="false" fo:min-height="2.159cm" fo:min-width="6.858cm"/>
      <style:paragraph-properties style:writing-mode="lr-tb"/>
    </style:style>
    <style:style style:name="gr15" style:family="graphic" style:parent-style-name="Arrow_20_Line">
      <style:graphic-properties draw:stroke="none" svg:stroke-color="#000000" draw:fill="none" draw:fill-color="#ffffff" fo:min-height="3.048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text-properties fo:color="#c9211e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651cm" svg:x="2.091cm" svg:y="2.397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778cm" svg:x="6.028cm" svg:y="2.524cm">
          <text:p text:style-name="P1"><text:span text:style-name="T1">W/ flag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2.54cm" svg:height="1.651cm" svg:x="21.649cm" svg:y="2.651cm">
          <text:p text:style-name="P2"><text:span text:style-name="T2">Get log </text:span></text:p>
          <text:p text:style-name="P2"><text:span text:style-name="T2">file name </text:span></text:p>
          <text:p text:style-name="P2"><text:span text:style-name="T2">from user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441cm" svg:y1="3.54cm" svg:x2="21.776cm" svg:y2="3.54cm">
          <text:p text:style-name="P3">No</text:p>
        </draw:line>
        <draw:custom-shape draw:style-name="gr3" draw:text-style-name="P2" draw:layer="layout" svg:width="2.54cm" svg:height="1.651cm" svg:x="21.649cm" svg:y="4.551cm">
          <text:p text:style-name="P2"><text:span text:style-name="T2">Get config </text:span></text:p>
          <text:p text:style-name="P2"><text:span text:style-name="T2">from 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21.649cm" svg:y="6.451cm">
          <text:p text:style-name="P2"><text:span text:style-name="T2">Connect to </text:span></text:p>
          <text:p text:style-name="P2"><text:span text:style-name="T2">D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21.649cm" svg:y="8.351cm">
          <text:p text:style-name="P2"><text:span text:style-name="T2">Load D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21.649cm" svg:y="10.251cm">
          <text:p text:style-name="P2"><text:span text:style-name="T2">Add timeDi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21.649cm" svg:y="12.151cm">
          <text:p text:style-name="P2"><text:span text:style-name="T2">Stats on </text:span></text:p>
          <text:p text:style-name="P2"><text:span text:style-name="T2">timeDi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21.649cm" svg:y="14.051cm">
          <text:p text:style-name="P2"><text:span text:style-name="T2">Ask user for <text:s/></text:span></text:p>
          <text:p text:style-name="P2"><text:span text:style-name="T2">TimeDiff threshol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21.649cm" svg:y="15.939cm">
          <text:p text:style-name="P2"><text:span text:style-name="T2">Ask for 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21.649cm" svg:y="18.739cm">
          <text:p text:style-name="P2"><text:span text:style-name="T2">Print outp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778cm" svg:x="6.028cm" svg:y="5.325cm">
          <text:p text:style-name="P1"><text:span text:style-name="T1">Config goo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7.171cm" svg:y1="4.302cm" svg:x2="7.298cm" svg:y2="5.445cm">
          <text:p text:style-name="P3">Yes</text:p>
        </draw:line>
        <draw:custom-shape draw:style-name="gr2" draw:text-style-name="P1" draw:layer="layout" svg:width="2.413cm" svg:height="1.778cm" svg:x="6.028cm" svg:y="11.414cm">
          <text:p text:style-name="P1"><text:span text:style-name="T1">Only lo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413cm" svg:height="1.778cm" svg:x="6.028cm" svg:y="16.727cm">
          <text:p text:style-name="P1"><text:span text:style-name="T1">Only re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2.54cm" svg:height="1.651cm" svg:x="2.345cm" svg:y="5.191cm">
          <text:p text:style-name="P2"><text:span text:style-name="T2">Load D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54cm" svg:height="1.651cm" svg:x="10.049cm" svg:y="5.351cm">
          <text:p text:style-name="P2"><text:span text:style-name="T2">Get config </text:span></text:p>
          <text:p text:style-name="P2"><text:span text:style-name="T2">from user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441cm" svg:y1="6.334cm" svg:x2="10.092cm" svg:y2="6.334cm">
          <text:p text:style-name="P3">No</text:p>
        </draw:line>
        <draw:line draw:style-name="gr4" draw:text-style-name="P4" draw:layer="layout" svg:x1="6.028cm" svg:y1="6.207cm" svg:x2="4.758cm" svg:y2="6.207cm">
          <text:p text:style-name="P3">Y</text:p>
        </draw:line>
        <draw:custom-shape draw:style-name="gr3" draw:text-style-name="P2" xml:id="id2" draw:id="id2" draw:layer="layout" svg:width="2.54cm" svg:height="1.651cm" svg:x="5.949cm" svg:y="8.051cm">
          <text:p text:style-name="P2"><text:span text:style-name="T2">Connect to </text:span></text:p>
          <text:p text:style-name="P2"><text:span text:style-name="T2">DB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1.319cm" svg:y1="7.002cm" svg:x2="8.489cm" svg:y2="8.876cm" draw:start-shape="id1" draw:start-glue-point="2" draw:end-shape="id2" draw:end-glue-point="1" svg:d="M11319 7002v1874h-2830" svg:viewBox="0 0 2831 1875">
          <text:p/>
        </draw:connector>
        <draw:line draw:style-name="gr6" draw:text-style-name="P5" draw:layer="layout" svg:x1="11.362cm" svg:y1="7.096cm" svg:x2="8.441cm" svg:y2="9.001cm">
          <text:p/>
        </draw:line>
        <draw:line draw:style-name="gr6" draw:text-style-name="P5" draw:layer="layout" svg:x1="3.488cm" svg:y1="6.842cm" svg:x2="6.028cm" svg:y2="9.001cm">
          <text:p/>
        </draw:line>
        <draw:line draw:style-name="gr6" draw:text-style-name="P5" draw:layer="layout" svg:x1="7.298cm" svg:y1="9.001cm" svg:x2="7.298cm" svg:y2="11.541cm">
          <text:p/>
        </draw:line>
        <draw:custom-shape draw:style-name="gr3" draw:text-style-name="P2" draw:layer="layout" svg:width="2.54cm" svg:height="1.651cm" svg:x="9.649cm" svg:y="11.451cm">
          <text:p text:style-name="P2"><text:span text:style-name="T2">Load DB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441cm" svg:y1="12.303cm" svg:x2="9.711cm" svg:y2="12.303cm">
          <text:p text:style-name="P3">Yes</text:p>
        </draw:line>
        <draw:custom-shape draw:style-name="gr3" draw:text-style-name="P2" draw:layer="layout" svg:width="2.54cm" svg:height="1.651cm" svg:x="9.549cm" svg:y="13.851cm">
          <text:p text:style-name="P2"><text:span text:style-name="T2">Add timeDiff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171cm" svg:y1="13.192cm" svg:x2="7.171cm" svg:y2="16.621cm">
          <text:p text:style-name="P3">No</text:p>
        </draw:line>
        <draw:line draw:style-name="gr6" draw:text-style-name="P5" draw:layer="layout" svg:x1="10.854cm" svg:y1="13.065cm" svg:x2="10.854cm" svg:y2="13.954cm">
          <text:p/>
        </draw:line>
        <draw:line draw:style-name="gr6" draw:text-style-name="P5" draw:layer="layout" svg:x1="10.727cm" svg:y1="15.478cm" svg:x2="7.298cm" svg:y2="16.748cm">
          <text:p/>
        </draw:line>
        <draw:custom-shape draw:style-name="gr3" draw:text-style-name="P2" draw:layer="layout" svg:width="2.54cm" svg:height="1.651cm" svg:x="12.649cm" svg:y="18.939cm">
          <text:p text:style-name="P2"><text:span text:style-name="T2">Ask for 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9.225cm" svg:y="18.951cm">
          <text:p text:style-name="P2"><text:span text:style-name="T2">Ask user for <text:s/></text:span></text:p>
          <text:p text:style-name="P2"><text:span text:style-name="T2">TimeDiff threshol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5.949cm" svg:y="18.851cm">
          <text:p text:style-name="P2"><text:span text:style-name="T2">Stats on </text:span></text:p>
          <text:p text:style-name="P2"><text:span text:style-name="T2">timeDi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651cm" svg:x="15.649cm" svg:y="18.939cm">
          <text:p text:style-name="P2"><text:span text:style-name="T2">Ask for Date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377cm" svg:y1="3.286cm" svg:x2="6.155cm" svg:y2="3.413cm">
          <text:p/>
        </draw:line>
        <draw:frame draw:style-name="gr7" draw:text-style-name="P7" draw:layer="layout" svg:width="6.223cm" svg:height="1.905cm" svg:x="10.652cm" svg:y="0.746cm">
          <draw:text-box>
            <text:p text:style-name="P6"><text:span text:style-name="T3">High level flow</text:span></text:p>
          </draw:text-box>
        </draw:frame>
      </draw:page>
      <draw:page draw:name="page2" draw:style-name="dp1" draw:master-page-name="Default">
        <draw:custom-shape draw:style-name="gr8" draw:text-style-name="P3" draw:layer="layout" svg:width="5.334cm" svg:height="3.302cm" svg:x="1.889cm" svg:y="2.397cm">
          <text:p text:style-name="P3">Inbound parameters</text:p>
          <text:p text:style-name="P3">- logFile</text:p>
          <text:p text:style-name="P3">- logType</text:p>
          <text:p text:style-name="P3">- catElement (e.g. IP address)</text:p>
          <text:p text:style-name="P3"/>
          <text:p text:style-name="P3">Outbound values</text:p>
          <text:p text:style-name="P3">- dict with parameters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9.524cm" svg:height="1.905cm" svg:x="10.653cm" svg:y="0.747cm">
          <draw:text-box>
            <text:p text:style-name="P6"><text:span text:style-name="T3">Log parsing methods</text:span></text:p>
          </draw:text-box>
        </draw:frame>
        <draw:custom-shape draw:style-name="gr9" draw:text-style-name="P3" draw:layer="layout" svg:width="4.318cm" svg:height="2.159cm" svg:x="2.397cm" svg:y="7.731cm">
          <text:p text:style-name="P3">openLog(logFile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826cm" svg:height="2.159cm" svg:x="8.747cm" svg:y="7.731cm">
          <text:p text:style-name="P3">ReadLine(logFile)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096cm" svg:height="2.159cm" svg:x="15.351cm" svg:y="7.858cm">
          <text:p text:style-name="P3">ParseSquidLine(logType)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445cm" svg:height="2.159cm" svg:x="2.397cm" svg:y="11.795cm">
          <text:p text:style-name="P3">MeasuretimeDiff(catElement)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3" draw:layer="layout" svg:width="5.334cm" svg:height="3.302cm" svg:x="1.889cm" svg:y="2.397cm">
          <text:p text:style-name="P3">Inbound parameters</text:p>
          <text:p text:style-name="P3">- dbType</text:p>
          <text:p text:style-name="P3">- connectString</text:p>
          <text:p text:style-name="P3"/>
          <text:p text:style-name="P3">Outbound values</text:p>
          <text:p text:style-name="P3"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9.524cm" svg:height="1.905cm" svg:x="10.653cm" svg:y="0.747cm">
          <draw:text-box>
            <text:p text:style-name="P6"><text:span text:style-name="T3">dbOperations methods</text:span></text:p>
          </draw:text-box>
        </draw:frame>
        <draw:custom-shape draw:style-name="gr13" draw:text-style-name="P3" draw:layer="layout" svg:width="8.382cm" svg:height="2.159cm" svg:x="10.271cm" svg:y="2.397cm">
          <text:p text:style-name="P3">mongoConnect(connectString)</text:p>
          <text:p text:style-name="P3"/>
          <text:p text:style-name="P3">return mongoconnection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858cm" svg:height="2.159cm" svg:x="10.906cm" svg:y="6.08cm">
          <text:p text:style-name="P3">mongoAdddocument</text:p>
          <text:p text:style-name="P3">(mongoconnection, doc2Add)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858cm" svg:height="2.159cm" svg:x="10.906cm" svg:y="12.98cm">
          <text:p text:style-name="P3">mongoReaddocument</text:p>
          <text:p text:style-name="P3">(mongoconnection, queryString)</text:p>
          <text:p text:style-name="P3"/>
          <text:p text:style-name="P3">return documentContent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382cm" svg:height="2.159cm" svg:x="10.017cm" svg:y="9.382cm">
          <text:p text:style-name="P3">mongoUpdatedocument</text:p>
          <text:p text:style-name="P3">(mongoconnection, queryString, doc2update)</text:p>
          <text:p text:style-name="P3"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5.842cm" svg:height="3.048cm" svg:x="20.812cm" svg:y="1.635cm">
          <draw:text-box>
            <text:p text:style-name="P8"><text:span text:style-name="T4">NOT DONE!!!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  <style:text-properties fo:font-size="12pt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4T08:59:55.568000000</meta:creation-date>
    <dc:date>2020-07-14T09:33:44.983000000</dc:date>
    <meta:editing-duration>PT11M19S</meta:editing-duration>
    <meta:editing-cycles>2</meta:editing-cycles>
    <meta:generator>LibreOffice/6.4.5.2$Windows_X86_64 LibreOffice_project/a726b36747cf2001e06b58ad5db1aa3a9a1872d6</meta:generator>
    <meta:document-statistic meta:object-count="50"/>
  </office:meta>
</office:document-meta>
</file>